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4bce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weight="normal" officeooo:rsid="001e4bce" officeooo:paragraph-rsid="001e4bce" style:font-size-asian="14pt" style:font-weight-asian="normal" style:font-size-complex="14pt" style:font-weight-complex="normal"/>
    </style:style>
    <style:style style:name="T1" style:family="text">
      <style:text-properties fo:font-size="28pt" fo:font-weight="bold" style:font-size-asian="28pt" style:font-weight-asian="bold" style:font-weight-complex="bold"/>
    </style:style>
    <style:style style:name="T2" style:family="text">
      <style:text-properties fo:font-size="28pt" fo:font-weight="bold" officeooo:rsid="001e4bce" style:font-size-asian="28pt" style:font-weight-asian="bold" style:font-weight-complex="bold"/>
    </style:style>
    <style:style style:name="T3" style:family="text">
      <style:text-properties fo:font-size="28pt" style:font-size-asian="28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t-up </text:span><text:span text:style-name="T2">Apache Spark</text:span></text:p>
      <text:p text:style-name="P1"><text:span text:style-name="T1">on Ubuntu 14.04</text:span></text:p>
      <text:list xml:id="list2828557922677980464" text:style-name="L1">
        <text:list-item>
          <text:p text:style-name="P2">Download Apache spark pre-build for Hadoop 2.6</text:p>
        </text:list-item>
        <text:list-item>
          <text:p text:style-name="P2">Extract the package to your preferred directory (I use /opt)</text:p>
        </text:list-item>
        <text:list-item>
          <text:p text:style-name="P2">Add spark /bin directory to the environment Path (export SPARK_HOME)</text:p>
        </text:list-item>
        <text:list-item>
          <text:p text:style-name="P2">Test your installation by running spark-shell</text:p>
        </text:list-item>
        <text:list-item>
          <text:p text:style-name="P2">Don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06:47:49.183590934</meta:creation-date>
    <dc:date>2016-06-13T06:51:53.240068091</dc:date>
    <meta:editing-duration>PT4M4S</meta:editing-duration>
    <meta:editing-cycles>1</meta:editing-cycles>
    <meta:document-statistic meta:table-count="0" meta:image-count="0" meta:object-count="0" meta:page-count="1" meta:paragraph-count="7" meta:word-count="45" meta:character-count="267" meta:non-whitespace-character-count="234"/>
    <meta:generator>LibreOffice/5.1.1.3$Linux_X86_64 LibreOffice_project/89f508ef3ecebd2cfb8e1def0f0ba9a803b88a6d</meta:generator>
  </office:meta>
</office:document-meta>
</file>